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700000019B846B4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lack-Lato" svg:font-family="Slack-Lato, appleLogo"/>
    <style:font-face style:name="Arial3" svg:font-family="Arial" style:font-family-generic="swiss"/>
    <style:font-face style:name="Verdana1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494cm" fo:margin-bottom="0.141cm" style:line-height-at-least="0.176cm" fo:text-align="center" style:justify-single-word="false" fo:keep-together="auto" fo:text-indent="0cm" style:auto-text-indent="false" fo:keep-with-next="auto"/>
      <style:text-properties style:font-name="Times New Roman" fo:font-weight="bold" style:font-weight-asian="bold" style:font-weight-complex="bold"/>
    </style:style>
    <style:style style:name="P2" style:family="paragraph" style:parent-style-name="Heading_20_3">
      <style:paragraph-properties fo:margin-top="0.494cm" fo:margin-bottom="0.141cm" style:line-height-at-least="0.176cm" fo:text-align="center" style:justify-single-word="false" fo:keep-together="auto" fo:keep-with-next="auto"/>
      <style:text-properties fo:color="#000000" style:font-name="Times New Roman"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/>
    </style:style>
    <style:style style:name="P8" style:family="paragraph" style:parent-style-name="Standard">
      <style:text-properties style:font-name="Times New Roman" fo:font-weight="bold" style:font-weight-asian="bold" style:font-weight-complex="bold"/>
    </style:style>
    <style:style style:name="P9" style:family="paragraph" style:parent-style-name="Standard" style:list-style-name="WW8Num3">
      <style:paragraph-properties fo:margin-left="1.27cm" fo:margin-right="0cm" fo:text-indent="-0.635cm" style:auto-text-indent="false"/>
      <style:text-properties style:font-name="Times New Roman" fo:font-weight="bold" style:font-weight-asian="bold"/>
    </style:style>
    <style:style style:name="P10" style:family="paragraph" style:parent-style-name="Standard" style:list-style-name="WW8Num11">
      <style:paragraph-properties fo:margin-left="1.27cm" fo:margin-right="0cm" fo:text-indent="-0.635cm" style:auto-text-indent="false"/>
      <style:text-properties style:font-name="Times New Roman"/>
    </style:style>
    <style:style style:name="P11" style:family="paragraph" style:parent-style-name="Standard" style:list-style-name="WW8Num7">
      <style:paragraph-properties fo:margin-left="1.27cm" fo:margin-right="0cm" fo:text-indent="-0.635cm" style:auto-text-indent="false"/>
      <style:text-properties style:font-name="Times New Roman"/>
    </style:style>
    <style:style style:name="P12" style:family="paragraph" style:parent-style-name="Standard" style:list-style-name="WW8Num15">
      <style:paragraph-properties fo:margin-left="1.27cm" fo:margin-right="0cm" fo:text-indent="-0.635cm" style:auto-text-indent="false"/>
      <style:text-properties style:font-name="Times New Roman" fo:background-color="#ffffff"/>
    </style:style>
    <style:style style:name="P13" style:family="paragraph" style:parent-style-name="Standard" style:list-style-name="WW8Num15">
      <style:paragraph-properties fo:margin-left="1.27cm" fo:margin-right="0cm" fo:text-indent="-0.635cm" style:auto-text-indent="false"/>
      <style:text-properties style:font-name="Times New Roman"/>
    </style:style>
    <style:style style:name="P14" style:family="paragraph" style:parent-style-name="Standard" style:list-style-name="WW8Num10">
      <style:paragraph-properties fo:margin-left="1.27cm" fo:margin-right="0cm" fo:text-indent="-0.635cm" style:auto-text-indent="false"/>
      <style:text-properties style:font-name="Times New Roman"/>
    </style:style>
    <style:style style:name="P15" style:family="paragraph" style:parent-style-name="Standard" style:list-style-name="WW8Num13">
      <style:paragraph-properties fo:margin-left="1.27cm" fo:margin-right="0cm" fo:text-indent="-0.635cm" style:auto-text-indent="false"/>
      <style:text-properties style:font-name="Times New Roman"/>
    </style:style>
    <style:style style:name="P16" style:family="paragraph" style:parent-style-name="Standard" style:list-style-name="WW8Num12">
      <style:paragraph-properties fo:margin-left="1.27cm" fo:margin-right="0cm" fo:text-indent="-0.635cm" style:auto-text-indent="false"/>
      <style:text-properties style:font-name="Times New Roman"/>
    </style:style>
    <style:style style:name="P17" style:family="paragraph" style:parent-style-name="Standard" style:list-style-name="WW8Num4">
      <style:paragraph-properties fo:margin-left="1.27cm" fo:margin-right="0cm" fo:text-indent="-0.635cm" style:auto-text-indent="false"/>
      <style:text-properties style:font-name="Times New Roman"/>
    </style:style>
    <style:style style:name="P18" style:family="paragraph" style:parent-style-name="Standard" style:list-style-name="WW8Num8">
      <style:paragraph-properties fo:margin-left="1.27cm" fo:margin-right="0cm" fo:text-indent="-0.635cm" style:auto-text-indent="false"/>
      <style:text-properties style:font-name="Times New Roman"/>
    </style:style>
    <style:style style:name="P19" style:family="paragraph" style:parent-style-name="Standard" style:list-style-name="WW8Num9">
      <style:paragraph-properties fo:margin-left="2.54cm" fo:margin-right="0cm" fo:text-indent="-0.635cm" style:auto-text-indent="false"/>
      <style:text-properties style:font-name="Times New Roman"/>
    </style:style>
    <style:style style:name="P20" style:family="paragraph" style:parent-style-name="Standard" style:list-style-name="WW8Num6">
      <style:paragraph-properties fo:margin-left="2.54cm" fo:margin-right="0cm" fo:text-indent="-0.635cm" style:auto-text-indent="false"/>
      <style:text-properties style:font-name="Times New Roman"/>
    </style:style>
    <style:style style:name="P21" style:family="paragraph" style:parent-style-name="Standard" style:list-style-name="WW8Num5">
      <style:paragraph-properties fo:margin-left="2.54cm" fo:margin-right="0cm" fo:text-indent="-0.635cm" style:auto-text-indent="false"/>
      <style:text-properties style:font-name="Times New Roman"/>
    </style:style>
    <style:style style:name="P22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Times New Roman" fo:background-color="#ffffff"/>
    </style:style>
    <style:style style:name="P23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Times New Roman"/>
    </style:style>
    <style:style style:name="P24" style:family="paragraph" style:parent-style-name="Standard">
      <style:paragraph-properties fo:margin-top="0.494cm" fo:margin-bottom="0.141cm" style:line-height-at-least="0.176cm" fo:text-align="center" style:justify-single-word="false" fo:keep-together="auto" fo:keep-with-next="auto"/>
      <style:text-properties style:font-name="Times New Roman" fo:font-size="24pt" style:font-size-asian="24pt" style:font-size-complex="24pt"/>
    </style:style>
    <style:style style:name="P25" style:family="paragraph" style:parent-style-name="Standard" style:master-page-name="Standard">
      <style:paragraph-properties fo:line-height="100%" fo:orphans="0" fo:widows="0" style:page-number="auto"/>
      <style:text-properties style:font-name="Times New Roman" fo:font-size="12pt" style:font-name-asian="Calibri1" style:font-size-asian="12pt" style:font-name-complex="Calibri1" style:font-size-complex="12pt"/>
    </style:style>
    <style:style style:name="T1" style:family="text">
      <style:text-properties fo:color="#000000" style:font-name="Verdana" fo:font-size="14pt" style:text-underline-style="solid" style:text-underline-width="auto" style:text-underline-color="font-color" style:font-name-asian="Verdana1" style:font-size-asian="14pt" style:font-name-complex="Verdana" style:font-size-complex="14pt"/>
    </style:style>
    <style:style style:name="T2" style:family="text">
      <style:text-properties fo:color="#000000" fo:font-size="14pt" style:text-underline-style="solid" style:text-underline-width="auto" style:text-underline-color="font-color" style:font-name-asian="Verdana1" style:font-size-asian="14pt" style:font-name-complex="Verdana" style:font-size-complex="14pt"/>
    </style:style>
    <style:style style:name="T3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fo:font-size="24pt" fo:font-weight="bold" style:font-size-asian="24pt" style:font-weight-asian="bold" style:font-size-complex="24pt"/>
    </style:style>
    <style:style style:name="T5" style:family="text">
      <style:text-properties fo:font-variant="normal" fo:text-transform="none" fo:color="#2c2d30" style:font-name="Slack-Lato" fo:font-size="11.5pt" fo:letter-spacing="normal" fo:font-style="normal" fo:font-weight="normal" fo:background-color="#ffffff" style:font-size-asian="11.5pt" style:font-style-asian="normal" style:font-weight-asian="normal" style:font-name-complex="Slack-Lato"/>
    </style:style>
    <style:style style:name="T6" style:family="text">
      <style:text-properties fo:font-variant="normal" fo:text-transform="none" fo:color="#2c2d30" fo:font-size="11.5pt" fo:letter-spacing="normal" fo:font-style="normal" fo:font-weight="normal" fo:background-color="#ffffff" style:font-size-asian="11.5pt" style:font-style-asian="normal" style:font-weight-asian="normal" style:font-name-complex="Slack-Lato"/>
    </style:style>
    <style:style style:name="T7" style:family="text">
      <style:text-properties fo:background-color="#ffffff"/>
    </style:style>
    <style:style style:name="T8" style:family="text"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T9" style:family="text">
      <style:text-properties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style:font-name-asian="Verdana1" style:font-size-asian="14pt" style:font-weight-asian="bold" style:font-name-complex="Verdana" style:font-size-complex="14pt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4"/>
      <text:p text:style-name="P5"><draw:frame draw:style-name="fr1" draw:name="graphics1" text:anchor-type="paragraph" svg:width="5.329cm" svg:height="0.882cm" draw:z-index="0"><draw:image xlink:href="Pictures/100002010000009700000019B846B4BA.png" xlink:type="simple" xlink:show="embed" xlink:actuate="onLoad"/></draw:frame></text:p>
      <text:p text:style-name="P5"/>
      <text:p text:style-name="P3"><text:s text:c="38"/><text:span text:style-name="T4">Installation Manual</text:span></text:p>
      <text:p text:style-name="P3"/>
      <text:p text:style-name="P3"/>
      <text:p text:style-name="P24">Table of Contents</text:p>
      <text:p text:style-name="P6"/>
      <text:p text:style-name="P6"/>
      <text:list xml:id="list7912436553206289891" text:style-name="WW8Num3">
        <text:list-item>
          <text:p text:style-name="P9">Applicable Version………………………………………………………..…… <text:s text:c="2"/>2</text:p>
        </text:list-item>
        <text:list-item>
          <text:p text:style-name="P9">Prerequisite………………………………………………………………….… <text:s text:c="3"/>2</text:p>
        </text:list-item>
        <text:list-item>
          <text:p text:style-name="P9">Installation....…………….……….…………………………………………… <text:s text:c="3"/>3</text:p>
        </text:list-item>
        <text:list-item>
          <text:p text:style-name="P9">Configuration…………………………………………………………………. <text:s text:c="3"/>4</text:p>
        </text:list-item>
      </text:list>
      <text:p text:style-name="P3"/>
      <text:h text:style-name="P1" text:outline-level="3"><text:bookmark text:name="h.6ek027ssqe3t"/><text:span text:style-name="T2">Applicable versions</text:span></text:h>
      <text:p text:style-name="P3"/>
      <text:p text:style-name="P3"><text:tab/></text:p>
      <text:list xml:id="list6191427901793270742" text:style-name="WW8Num11">
        <text:list-item>
          <text:p text:style-name="P10">PHP should be greater or equal to 5.2.x</text:p>
        </text:list-item>
      </text:list>
      <text:p text:style-name="P3"/>
      <text:p text:style-name="P3"/>
      <text:h text:style-name="P2" text:outline-level="3"><text:bookmark text:name="h.utbr3knihqli"/>2. Prerequisite</text:h>
      <text:p text:style-name="P3"/>
      <text:p text:style-name="P3"/>
      <text:p text:style-name="P3"><text:s text:c="6"/>Make sure that following DLLs are enabled in PHP configuration file:</text:p>
      <text:p text:style-name="P3"><text:s text:c="4"/></text:p>
      <text:list xml:id="list320819202468481258" text:style-name="WW8Num7">
        <text:list-item>
          <text:p text:style-name="P11">extension=php_soap.dll</text:p>
        </text:list-item>
        <text:list-item>
          <text:p text:style-name="P11">extension=php_sockets.dll</text:p>
        </text:list-item>
        <text:list-item>
          <text:p text:style-name="P11">extension=php_openssl.dll</text:p>
        </text:list-item>
        <text:list-item>
          <text:p text:style-name="P11">extension=php_curl.dll</text:p>
        </text:list-item>
        <text:list-item>
          <text:p text:style-name="P11">extension=php_mcrypt.dll (If PHP &lt; <text:s/>5.3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10"/></text:p>
      <text:p text:style-name="P6"><text:span text:style-name="T10">3. Installation</text:span></text:p>
      <text:p text:style-name="P3"/>
      <text:p text:style-name="P3"/>
      <text:p text:style-name="Standard"><text:span text:style-name="T11"><text:s text:c="4"/>Download opencart version from </text:span><text:a xlink:type="simple" xlink:href="http://www.opencart.com/?route=download/download" text:style-name="Internet_20_link" text:visited-style-name="Visited_20_Internet_20_Link"><text:span text:style-name="Internet_20_link"><text:span text:style-name="T11">http://www.opencart.com/?route=download/download</text:span></text:span></text:a></text:p>
      <text:p text:style-name="P3"><text:s text:c="4"/>We have provided three packages for Worldline changes. Those are listed below.</text:p>
      <text:p text:style-name="P3"/>
      <text:list xml:id="list3524896978992800195" text:style-name="WW8Num15">
        <text:list-item>
          <text:p text:style-name="P12">1.5.0.5</text:p>
        </text:list-item>
        <text:list-item>
          <text:p text:style-name="P12">1.5.4</text:p>
        </text:list-item>
        <text:list-item>
          <text:p text:style-name="P12">1.5.6.4</text:p>
        </text:list-item>
        <text:list-item>
          <text:p text:style-name="P12">2.0.2.0</text:p>
        </text:list-item>
        <text:list-item>
          <text:p text:style-name="P13"><text:span text:style-name="T6">2.1.0.1</text:span><text:span text:style-name="T7"> </text:span></text:p>
        </text:list-item>
      </text:list>
      <text:p text:style-name="P3"/>
      <text:p text:style-name="P3"/>
      <text:p text:style-name="P3"/>
      <text:p text:style-name="P3"><text:s text:c="4"/>**Some Details :</text:p>
      <text:p text:style-name="P3"/>
      <text:list xml:id="list7769628944060647266" text:style-name="WW8Num10">
        <text:list-item>
          <text:p text:style-name="P14">Package<text:span text:style-name="T7"> 1.5.0.5</text:span> is compatible with following Opencart vesions</text:p>
        </text:list-item>
      </text:list>
      <text:p text:style-name="P3"/>
      <text:list xml:id="list8926785325836754485" text:style-name="WW8Num9">
        <text:list-item>
          <text:p text:style-name="P19">1.5.0.5</text:p>
        </text:list-item>
      </text:list>
      <text:p text:style-name="P3"/>
      <text:list xml:id="list2860432328064615409" text:style-name="WW8Num13">
        <text:list-item>
          <text:p text:style-name="P15">Package 1.5.4 is compatible with following Opencart versions</text:p>
        </text:list-item>
      </text:list>
      <text:p text:style-name="P3"/>
      <text:list xml:id="list2833497823969135889" text:style-name="WW8Num6">
        <text:list-item>
          <text:p text:style-name="P20">1.5.2</text:p>
        </text:list-item>
        <text:list-item>
          <text:p text:style-name="P20">1.5.4.1</text:p>
        </text:list-item>
        <text:list-item>
          <text:p text:style-name="P20">1.5.5.1</text:p>
        </text:list-item>
        <text:list-item>
          <text:p text:style-name="P20">1.5.6</text:p>
        </text:list-item>
      </text:list>
      <text:p text:style-name="P3"/>
      <text:list xml:id="list7796635566364382625" text:style-name="WW8Num12">
        <text:list-item>
          <text:p text:style-name="P16">Package 1.5.6.4 is compatible with following Opencart vesions</text:p>
        </text:list-item>
      </text:list>
      <text:p text:style-name="P3"/>
      <text:list xml:id="list3754787568571906540" text:style-name="WW8Num5">
        <text:list-item>
          <text:p text:style-name="P21">1.5.6.1</text:p>
        </text:list-item>
        <text:list-item>
          <text:p text:style-name="P21">1.5.6.2</text:p>
        </text:list-item>
        <text:list-item>
          <text:p text:style-name="P21">1.5.6.3</text:p>
        </text:list-item>
      </text:list>
      <text:p text:style-name="P3"/>
      <text:list xml:id="list36802477" text:continue-list="list7769628944060647266" text:style-name="WW8Num10">
        <text:list-item>
          <text:p text:style-name="P14">Package<text:span text:style-name="T7"> 2.1.0.1</text:span> is compatible with following Opencart vesions</text:p>
        </text:list-item>
      </text:list>
      <text:p text:style-name="P3"/>
      <text:list xml:id="list8382398838202538869" text:style-name="WW8Num14">
        <text:list-item>
          <text:p text:style-name="P22">2.0.2.0</text:p>
        </text:list-item>
        <text:list-item>
          <text:p text:style-name="P23">2.1.0.1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/>
      <text:p text:style-name="P7">4. Configuration</text:p>
      <text:p text:style-name="P3"/>
      <text:p text:style-name="P8"><text:s text:c="4"/>Installation of OpenCart:</text:p>
      <text:p text:style-name="P3"/>
      <text:list xml:id="list4117671719225213306" text:style-name="WW8Num4">
        <text:list-item>
          <text:p text:style-name="P17">For Wamp, place folder to wamp/www and access it with localhost:port. Otherwise create virtual host in httpd.conf and set path where files are located.</text:p>
        </text:list-item>
        <text:list-item>
          <text:p text:style-name="P17">After placing Worldline files, go to `&lt;LOCALHOST_URL&gt;/admin/index.php` (which you have mentioned while creating host).</text:p>
        </text:list-item>
        <text:list-item>
          <text:p text:style-name="P17">Visit frontend, follow steps mentioned there.</text:p>
        </text:list-item>
        <text:list-item>
          <text:p text:style-name="P17">After completion of installation, visit admin panel.</text:p>
        </text:list-item>
      </text:list>
      <text:p text:style-name="P3"/>
      <text:p text:style-name="P8"><text:s text:c="4"/>Installation of Worldline Kit in Opencart:</text:p>
      <text:p text:style-name="P3"/>
      <text:list xml:id="list6749536814647804414" text:style-name="WW8Num8">
        <text:list-item>
          <text:p text:style-name="P18">Extract provided zip folder and placed all required files in opencart folder.</text:p>
        </text:list-item>
      </text:list>
      <text:p text:style-name="P3"><text:s text:c="12"/>(Follow same folder structure created in zip folder to place files.)</text:p>
      <text:list xml:id="list36815383" text:continue-numbering="true" text:style-name="WW8Num8">
        <text:list-item>
          <text:p text:style-name="P18">Log in to admin.</text:p>
        </text:list-item>
        <text:list-item>
          <text:p text:style-name="P18">After successful login, we will find menu bar at the left side of corner. Go to extension symbol and select payment option. </text:p>
        </text:list-item>
        <text:list-item>
          <text:p text:style-name="P18">From the list, find `Worldline` and install it.</text:p>
        </text:list-item>
        <text:list-item>
          <text:p text:style-name="P18">Go to `Edit` option available for `Worldline`.</text:p>
        </text:list-item>
        <text:list-item>
          <text:p text:style-name="P18">After redirecting to edit page. Fill up all necessary details, and save it. </text:p>
        </text:list-item>
        <text:list-item>
          <text:p text:style-name="P18">If you want to update any details then again visit to edit page.</text:p>
        </text:list-item>
        <text:list-item>
          <text:p text:style-name="P18">This way you can define all necessary details at the backend.</text:p>
        </text:list-item>
        <text:list-item>
          <text:p text:style-name="P18">On checkout page, follow all steps mentioned there. Step 5 says `Payment Method`. <text:s/>Don’t forget to select `Worldline` t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lack-Lato" svg:font-family="Slack-Lato, appleLogo"/>
    <style:font-face style:name="Arial3" svg:font-family="Arial" style:font-family-generic="swiss"/>
    <style:font-face style:name="Verdana1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8z0" style:family="text">
      <style:text-properties style:text-underline-style="none"/>
    </style:style>
    <style:style style:name="WW8Num3z0" style:family="text">
      <style:text-properties style:text-underline-style="none"/>
    </style:style>
    <style:style style:name="WW8Num11z0" style:family="text">
      <style:text-properties style:text-underline-style="none"/>
    </style:style>
    <style:style style:name="WW8Num7z0" style:family="text">
      <style:text-properties style:text-underline-style="none"/>
    </style:style>
    <style:style style:name="WW8Num15z0" style:family="text">
      <style:text-properties style:text-underline-style="none" fo:background-color="#ffffff"/>
    </style:style>
    <style:style style:name="WW8Num10z0" style:family="text">
      <style:text-properties style:font-name="Wingdings" style:text-underline-style="none" style:font-name-complex="Wingdings"/>
    </style:style>
    <style:style style:name="WW8Num10z1" style:family="text">
      <style:text-properties style:font-name="Wingdings 2" style:text-underline-style="none" style:font-name-complex="Wingdings 2"/>
    </style:style>
    <style:style style:name="WW8Num10z2" style:family="text">
      <style:text-properties style:font-name="OpenSymbol" style:text-underline-style="none" style:font-name-complex="OpenSymbol"/>
    </style:style>
    <style:style style:name="WW8Num9z0" style:family="text">
      <style:text-properties style:text-underline-style="none"/>
    </style:style>
    <style:style style:name="WW8Num13z0" style:family="text">
      <style:text-properties style:font-name="Wingdings" style:text-underline-style="none" style:font-name-complex="Wingdings"/>
    </style:style>
    <style:style style:name="WW8Num13z1" style:family="text">
      <style:text-properties style:font-name="Wingdings 2" style:text-underline-style="none" style:font-name-complex="Wingdings 2"/>
    </style:style>
    <style:style style:name="WW8Num13z2" style:family="text">
      <style:text-properties style:font-name="OpenSymbol" style:text-underline-style="none" style:font-name-complex="OpenSymbol"/>
    </style:style>
    <style:style style:name="WW8Num6z0" style:family="text">
      <style:text-properties style:text-underline-style="none"/>
    </style:style>
    <style:style style:name="WW8Num12z0" style:family="text">
      <style:text-properties style:font-name="Wingdings" style:text-underline-style="none" style:font-name-complex="Wingdings"/>
    </style:style>
    <style:style style:name="WW8Num12z1" style:family="text">
      <style:text-properties style:font-name="Wingdings 2" style:text-underline-style="none" style:font-name-complex="Wingdings 2"/>
    </style:style>
    <style:style style:name="WW8Num12z2" style:family="text">
      <style:text-properties style:font-name="OpenSymbol" style:text-underline-style="none" style:font-name-complex="OpenSymbol"/>
    </style:style>
    <style:style style:name="WW8Num5z0" style:family="text">
      <style:text-properties style:text-underline-style="none"/>
    </style:style>
    <style:style style:name="WW8Num14z0" style:family="text">
      <style:text-properties style:text-underline-style="none"/>
    </style:style>
    <style:style style:name="WW8Num4z0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11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11z0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11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11z0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2.54cm"/>
        </style:list-level-properties>
      </text:list-level-style-number>
      <text:list-level-style-number text:level="2" text:style-name="WW8Num7z0" style:num-suffix="." style:num-format="i">
        <style:list-level-properties text:list-level-position-and-space-mode="label-alignment">
          <style:list-level-label-alignment text:label-followed-by="listtab" text:list-tab-stop-position="1.27cm" fo:text-indent="1.905cm" fo:margin-left="3.81cm"/>
        </style:list-level-properties>
      </text:list-level-style-number>
      <text:list-level-style-number text:level="3" text:style-name="WW8Num7z0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1.27cm" fo:text-indent="3.175cm" fo:margin-left="5.08cm"/>
        </style:list-level-properties>
      </text:list-level-style-number>
      <text:list-level-style-number text:level="4" text:style-name="WW8Num7z0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7cm" fo:text-indent="4.445cm" fo:margin-left="6.35cm"/>
        </style:list-level-properties>
      </text:list-level-style-number>
      <text:list-level-style-number text:level="5" text:style-name="WW8Num7z0" style:num-suffix="." style:num-format="i" text:display-levels="4">
        <style:list-level-properties text:list-level-position-and-space-mode="label-alignment">
          <style:list-level-label-alignment text:label-followed-by="listtab" text:list-tab-stop-position="1.27cm" fo:text-indent="5.715cm" fo:margin-left="7.62cm"/>
        </style:list-level-properties>
      </text:list-level-style-number>
      <text:list-level-style-number text:level="6" text:style-name="WW8Num7z0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1.27cm" fo:text-indent="6.985cm" fo:margin-left="8.89cm"/>
        </style:list-level-properties>
      </text:list-level-style-number>
      <text:list-level-style-number text:level="7" text:style-name="WW8Num7z0" style:num-suffix="." style:num-format="a" style:num-letter-sync="true" text:display-levels="6">
        <style:list-level-properties text:list-level-position-and-space-mode="label-alignment">
          <style:list-level-label-alignment text:label-followed-by="listtab" text:list-tab-stop-position="1.27cm" fo:text-indent="8.255cm" fo:margin-left="10.16cm"/>
        </style:list-level-properties>
      </text:list-level-style-number>
      <text:list-level-style-number text:level="8" text:style-name="WW8Num7z0" style:num-suffix="." style:num-format="i" text:display-levels="7">
        <style:list-level-properties text:list-level-position-and-space-mode="label-alignment">
          <style:list-level-label-alignment text:label-followed-by="listtab" text:list-tab-stop-position="1.27cm" fo:text-indent="9.525cm" fo:margin-left="11.43cm"/>
        </style:list-level-properties>
      </text:list-level-style-number>
      <text:list-level-style-number text:level="9" text:style-name="WW8Num7z0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.27cm" fo:text-indent="10.79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15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1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15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15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15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15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0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0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0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0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0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0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0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3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3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3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3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3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3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3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2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2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2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2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2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1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1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1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1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20T16:57:59.86</dc:date>
    <meta:generator>OpenOffice/4.1.9$Win32 OpenOffice.org_project/419m1$Build-9805</meta:generator>
    <meta:editing-duration>PT5M59S</meta:editing-duration>
    <meta:editing-cycles>5</meta:editing-cycles>
    <meta:document-statistic meta:table-count="0" meta:image-count="1" meta:object-count="0" meta:page-count="3" meta:paragraph-count="57" meta:word-count="339" meta:character-count="2338"/>
  </office:meta>
</office:document-meta>
</file>